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10.22cm"/>
    </style:style>
    <style:style style:name="co3" style:family="table-column">
      <style:table-column-properties fo:break-before="auto" style:column-width="7.606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0.79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DD-LePlacar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gurine</text:p>
          </table:table-cell>
          <table:table-cell office:value-type="string" calcext:value-type="string">
            <text:p>Armé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Achat</text:p>
          </table:table-cell>
          <table:table-cell office:value-type="string" calcext:value-type="string">
            <text:p>Nettoyage / Montage</text:p>
          </table:table-cell>
          <table:table-cell office:value-type="string" calcext:value-type="string">
            <text:p>Sous-couche</text:p>
          </table:table-cell>
          <table:table-cell office:value-type="string" calcext:value-type="string">
            <text:p>Peinture</text:p>
          </table:table-cell>
          <table:table-cell office:value-type="string" calcext:value-type="string">
            <text:p>Soclage</text:p>
          </table:table-cell>
          <table:table-cell office:value-type="string" calcext:value-type="string">
            <text:p>Vernis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yen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itaine en Armour Grav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aine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imin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press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couade de Croisé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on Thunderfir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icat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 Blade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yen Blade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Eradic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énéchal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Croisés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énéchal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Croisés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nought Brutal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essors Lourd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nes Desol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readnought Redempto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ères d'épé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rère d'épé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and Raid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tor Chapelai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pelain Terminato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Vanguard Vetera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ike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ike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talon Gunship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tormtalon Gunship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 Speed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and Speeder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nough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readnought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Croisé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rusader Squad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Terminato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mpion de l'Empereur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hapelain a Moto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Primaris Chaplain On Bik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ères d'épé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word Brethre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pelain Grimaldus &amp; Suit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plain Grimaldus &amp; Retinu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ella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astella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Sénéchal Helbrech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High Marshal Helbrech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gence de Bay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yard's Reven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elai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itcal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venwing Bike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citcal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nd Maitre Suprème Azrael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ptain Space Marines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Captain Space Marin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eathwing Terminator Squad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n El Jonso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ion El Jons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deguar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ion El Jons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ch Captain Artem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erable Dreadnough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EC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 Captain Artem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erable Dreadnough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ark Imperium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ark Imperium 2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ch Mast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zorback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 Capitaine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iane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 Lieutenant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imin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pr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pelai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icateu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 Blade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yen Blade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Eradic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readnought Redempt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p Po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rop Po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Vétéran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Hellblaste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Hellblaste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ibrarian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Apothicaire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Apothicair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Incept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Agresso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lan Crowe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rassier Némésis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ficator Grey Knights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lf Lord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Hunt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underWolf Cavalry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gnar Blackma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ne Priest en Armure Phobo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om Dragongaz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y Hunt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ffes Sanglante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Capitain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Reive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ones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tle Sist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aphim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entia Superi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entia Superi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o-flagelant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nitent Eng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at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ibu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rubi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œur Dogma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tle Sist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élests Sacro-Sainte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rcist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ith Erui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Junith Eruit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hrael Ster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Ephrael Ster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if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Mortifer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umph Of Saint Kather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Triumph Of Saint Katheri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lia Noven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Amelia Noven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venn Vahl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Morvenn Vah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-harnais Parango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Exo-harnais Parang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élests Sacro-Sainte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Célests Sacro-Saint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de Champio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rus Custodians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tchseeker Squad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de Champio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rus Custodians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tchseeker Squad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eria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Valerian&amp; Aley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ya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Valerian&amp; Aley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Kill Team V8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oprêtre Manipul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sard Serbery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rodeurs Sicarien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utours Pteraxii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rro-Echassier Ballistaari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tômes De Gau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Fantômes De Gaun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ntinel Blindé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pes d'Artille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couade de Commandeme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ntassins de Choc Cadie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ntinel Blindé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pes d'Artille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couade de Commandeme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ntassins de Choc Cadie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miger Warglaives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ndicare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sor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exus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idus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Lor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llbrut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 Of Possessio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ater Possesse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ter Of Possessio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ater Possesse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os Sorcer Lor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Familiar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chmanci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centaur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s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chmanci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centaur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shtorr l'Arkifa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Cultistes du Chao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baddon The Despoiler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baddon The Despoil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dogs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dogs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3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yphitic Blight-Haul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ul BlightSpaw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us Putrifi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ghtlord Terminato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rd of Contagio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etid Bloat-Drone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gue Burst Crawl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ignant Plaguecast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xious Blightbring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gue Surgeo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phu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gue Marine Icon Bear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ître Infernal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ane Tzaangor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tors du Scarabée Occulte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zaangor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gnus Le Rouge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ciers Exalté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bric Marine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iritsee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ian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raithblad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 Serpent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n Za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ng Banshe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pe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arqu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ger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reurs Mirag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arqu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ger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reurs Mirag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vrai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Visarch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'Yncar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atar Of Khai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Avatar Of Khai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on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ve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ide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zha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ubi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rg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llion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lith Esperax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rg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ast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on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ve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Reaver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ide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Raid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onte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Archont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resrtain Genestealer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Kill Team V8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od Brother Infantry Squad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liath Rockgrinder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colyte Hybrid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olyte Iconward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colyte Iconward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minant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bominan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al Alph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Jackal Alph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berrant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amav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Clamav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c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anct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ermorp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Kelermorph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xo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Nexo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ph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iophag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alan Jackal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talan Jackal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ctus Sabo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ctus Sabo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oupe Ma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id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drad Ulthran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 Ma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id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drad Ulthran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lequin Solitair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Harlequin Solita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lequin Shadowse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Harlequin Shadowse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ganil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Kygani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th Je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Jest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ermorp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minant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thar le Destiné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thar le Destiné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hl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mn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Grimny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okhyr Iron-Maste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rokhyr Iron-Maste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Cthonian Berse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Einhyr Hearthguar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Einhyr Hearthguar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okhyr Thunderkyn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rokhyr Thunderky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katon Land Fortres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Hekaton Land Fortres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itau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agitau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y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ortal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chguar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noptek Wrait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e Royal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ancien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royers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éanimateur Cano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yptoserf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e Royal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ancien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royers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éanimateur Cano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yptoserf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ées de Scarabée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orpekh Destroyer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in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t Basto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s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ff Dre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k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bik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hazghkull Thrak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ari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k 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mo Run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k Mega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kkjump Dragsta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stom Boosta-Bmasta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bikers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rboss Grukk Face-Ripp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t'kitu Ork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odgrdo Wortsnagg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 sur Squig Krazeur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s sur Squigli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quig-Bonb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odgrdo Wortsnagg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 sur Squig Krazeur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s sur Squigli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quig-Bonb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ke Morkitu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 Mek avec Kanon Shok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kkje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z &amp;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tchins &amp; Fouettar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ss Snik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m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mando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ttlewag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wag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kbus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Tankbust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quigq-Bombe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Tankbust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yz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yz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bz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ss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ss Ork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fkopta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Deffkopta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ffkopta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Deffkopta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azghkull Thrak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Ghazghkull Thraka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st Bos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Bos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rog Skragb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Mozrog Skragba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ereal On Hover Drone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V8 Crisis Battlesuit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95 Ghostkeel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5 Stealth Drone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V88 Broadside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25 Stealth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andeur XV86 ColdStar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yè Devilfish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ant Farsigh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-Armures Crisi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brarian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eutenant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itaine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aris Apothicaire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d Speede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Sun Of Shyish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 Lifeswar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inids Of Uhl-Gysh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smatic Palisade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urning Head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volent Maelstro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nomantic Cog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cksilver Sword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bral Spellportal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ffocating Gravetide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lsnare Shackle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thervoid Pendulu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enak's Gnashing Jaw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Warden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mage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rdmaster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ver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den King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forged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undere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lusai Ironscal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 Sist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d Stalk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inerai Heartrend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nde Gladiatric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eurs Du Massacr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tripeuse Khinerai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jurateurs Du Feu Maudit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rathi High Oracle Of Khain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Morath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thi Shadow Of Queen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Morath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c Runefather On magmadroth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c Runeson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c Runesmiter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rique Gardefeu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que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serker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rique Gardefeu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que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serker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trek Gurnisson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Gotrek Gurniss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rvisseur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opex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umeur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ote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ervisseur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opex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umeur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ote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idolon Of Mathlan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Eidolon Of Mathlan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aradron Endrinmaster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ggers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undstok Gunhauler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ight Of Eltharion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de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igneur Rége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neret-Bretteur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iste Astrécharde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de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llumineur Sci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tinelles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llumineur Sci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tinelles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mage Teclis Et Celennar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Archmage Teclis Et Celenn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osaur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trocrate Slann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ss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qu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trocrate Slann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ss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qu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ib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sec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rd-Relic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d Arcanum On Gryph-Charge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-Incan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o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qui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stig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lestar Ballista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ve Blacktalon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-Hunte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nguarde-Rap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therwing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guard-Pallad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rd-Celestant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ib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sec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rd-Relic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ndrasta La Lance Célest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-Imperatant avec Gryph-hound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alier-Vexillor avec Bannière de l'Apothéos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-Arcanum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e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ihil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ndrasta La Lance Célest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-Imperatant avec Gryph-hound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alier-Vexillor avec Bannière de l'Apothéos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-Arcanum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e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ihil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qui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stig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nchwyc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lord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yad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me Des Li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s Diaph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seurs de Kurnot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rit de Durthu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e Des Li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s Diaph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seurs de Kurnot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rit de Durthu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at Bray-Shama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l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horgo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at Bray-Shama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i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nd Braillechamane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gons-O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sti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odstoke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orgorath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 Warrio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ranak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esh Hound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dcrush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oodlett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odstoke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hty Lord Of Khorne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secrato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orgorath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 Warrio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loodcrush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Bloodcrusher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zeentch Magister On Disc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eentch Arcanit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eame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écateu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aangor Eclairés Sur Disque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zanngor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olyte Kairiqu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mprécateu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aangor Eclairés Sur Disque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zanngor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olyte Kairiqu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fernal Enrapturess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ker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end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emonette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rd Of Pain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lstriders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llflayer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emonette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gvald Prince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Sigvald Prince Of Slaanes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tos Orscollion Lord Of Gluttony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Glutos Orscollion Lord Of Gluttony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ker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Seekers Of Slaanes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alted Seeker Chariot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Exalted Seeker Chariot Of Slaanes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ticulus Slimux On Mulch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gling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guebearer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gue Drone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gue Drone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Plague Dron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aven Warlord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at Ogo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kmast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lock Engine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pfire Thrower Weapon Team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sened Wind Mortar Weapon Team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gue Monk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gueclaw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lock Bombardi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mwheel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p Lightning Canno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fiends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tremor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vermi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remor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vermi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Lord On Manticore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Warshrine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Chario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Warrior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os Sorcerer Lord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ebeast Chariot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os Warrior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ince Dém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éridons Ogroide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us du Chao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nce Dém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éridons Ogroide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us du Chao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Archa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orrant Archregent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 Ghoul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ypt Horro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ypt Flaye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horrant Archregent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 Ghoul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rypt Horro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ight Of Shrouds On Ethereal Steed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ian Of Shoul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rit Torment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d Executioner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mghast Reaper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aivewraith Stalker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inrasp Hord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riptor Morti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nants Lameman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des du Trone Veul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rit Tourmenteur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es Enchainé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shees Dolent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de Raclechain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nshees Dolent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kmorti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hast Archai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cropolis Stalkers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tek Guard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ucheur D'Ames Mortis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eur d'Os Mortis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peur Mortek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ssonneur Gothizzar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eur De La Necropole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tek Guard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takros Mortarch Of The Necropolis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Katakros Mortarch Of The Necropoli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ght King Sur Coursier Squelette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Knight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ve Guard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igneur Vengorien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 De Sang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erriers Squelette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ombies Marchemort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adukar The Beast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Radukar The Bea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tza The Rat Prince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Radukar The Bea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cap Shaman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nbos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der Ride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oot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hoot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b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ckgut Troggoth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nboss Sur Squig Des Cavernes Géant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igs Déchiqueteu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nboss Sur Squigs Déchiqueteu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igs Herd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quigs Hoppe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yrant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or Glutton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adbelcher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onblaster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stlord On Stonehorn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Start Collecting Ogor Mawtri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rnfang Rider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Start Collecting Ogor Mawtri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sskitu Sur Bruxotonde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skur Avec Rotétendard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ane Vasomancien Et Grot Touill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skitu avec Grot Surin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-Skewwe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ntreur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gorgeurs Hobgrot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sskitu Sur Bruxotonde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skur Avec Rotétendard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ane Vasomancien Et Grot Touill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skitu avec Grot Surin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-Skewwe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ntreur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gorgeurs Hobgrot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soboss Skumdrekk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Vasoboss Skumdrekk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bsprakk The Mouth Of Mork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Gobsprakk The Mouth Of Mork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valie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emanches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m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bsbawm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g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rlet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h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p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zu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d Croc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œur De La Douleur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œur Du Plaisir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ers Gobelin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audeurs Orqu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leurs Hommes-Bet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ciers Hommes-Bet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otaur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ryn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z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mbies Lanceurs De Hach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eletto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ntome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ombies Trancheur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écromancien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 Arègn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i Sinistr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tch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ow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ack Orc Block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hrow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utter Runn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row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oll Slay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nn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belins</text:p>
          </table:table-cell>
          <table:table-cell table:number-columns-repeated="2" office:value-type="string" calcext:value-type="string">
            <text:p>Scargrag Snivell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cargrag Snivell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unners</text:p>
          </table:table-cell>
          <table:table-cell table:number-columns-repeated="2" office:value-type="string" calcext:value-type="string">
            <text:p>The Doom Lord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ockers</text:p>
          </table:table-cell>
          <table:table-cell table:number-columns-repeated="2" office:value-type="string" calcext:value-type="string">
            <text:p>The Doom Lord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The Doom Lord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tch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ow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ombie Linemen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houl Runner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esh Golem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raith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périal Retainer Linemen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dyguard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ble Blitzer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érial Thrower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iff Oberwald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blin Bruiser Linemen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ack Orcs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rag Ghoul-Chewer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ed Troll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Arbitres Partiaux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Ballon a pointe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rus Blocker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ink Runner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meleon Skink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mp Wagon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gus Fling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-Hopp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ilty Runn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otling Lineman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horngor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odseeker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oodborn Marauder Lineman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lège du feu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llège de l'ombre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ffres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rtails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corteur Cogue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corteur Drago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rteur Dirigeable Nai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arbru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ado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n Des Mer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nerre De Grimni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denhamme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tre Des Abysse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ken Noi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édiction De Zandri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boyant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frageu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pav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stres Marin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in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f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hanteur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belin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omination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De La Terreur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cier De La Terreur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gouille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elett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ombi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mi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n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abli d'Alchimist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res A Trésor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b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pitre De Sourcier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bliothèqu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Chevale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né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lier d'Arm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ffe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n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t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es De Donjon Fermé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es De Donjon Ouvert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i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ombi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uelett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belin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omination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c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reur Des Glac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ires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mlins Des Glac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rs Polaire De Guerr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éti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f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mage Elf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ps Géant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Elf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er Elf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s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ffr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n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lier d'Arm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bliothèqu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iné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abli d'Alchimist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s De Miroi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b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isses De Butin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nesnapp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itter Korg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ug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ullshan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ndel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k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x The Ripp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k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y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omi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sinn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al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e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rann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deon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ster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nc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el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n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ctis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ud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iel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in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p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stealers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stealers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oodlord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d Space Marin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efac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ic Stand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ptoryx</text:p>
          </table:table-cell>
          <table:table-cell office:value-type="string" calcext:value-type="string">
            <text:p>Betes Du Chao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ries</text:p>
          </table:table-cell>
          <table:table-cell office:value-type="string" calcext:value-type="string">
            <text:p>Betes Du Chao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ocher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ête De Stat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gor Breach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a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llmast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ato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nif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on Legionaries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rt-eat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st Fang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stpeak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tusk Prowl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ytak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ins-runners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allmaster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te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ornblade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dbound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cher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rrain De Donjon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lazing Lord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en Champion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erno Priest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born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itiates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roud Queen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ughtershade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kflame Warlocks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roudblades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ague-fosse et Pompe à Varanit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ucture de boi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hel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rrelles de Boi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 d'écluse modulair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rricades à Point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serelles a Point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aughtermaster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d-Speaker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thtouched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vens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ryseekers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odmaster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mweavers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der Swarms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oodkin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teform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ê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 de Guet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g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regatine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souflé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gnier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gueux proscrit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inator Alpha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nator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émolisseur avec Armes Broyeuse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molisseur avec Eructe-Flamme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émolisseur avec Arme Broyeuse et Bouclier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asseur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Chasseurs De Huanchi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string" calcext:value-type="string">
            <text:p>Obélisque De Jade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uge Cr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ê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Purelames Askurgan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Griffes De Karnak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teforme Fortifié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ênes Noueux Fortifié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ial Navigato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orum Pries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sionary Zaelo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oot Track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ryani Rang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ling Twins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erial Robo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Lord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gue Psyker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itor Guardsman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haos Beastmen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gavolt Cultist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r-Ghul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ndle Drone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os Ogryn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tat-Major Fél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tor Commissar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tat-Major Fél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sad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Psyk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noarcheologist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to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ist Firebrand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ist Champion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ist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rdian Drone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iste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lliance Fatale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ull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bominable Ambull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estations de Borewyrm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bominable Ambull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lsen Darrock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ain Emelda Braskov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lathis The Exile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gnai Holdenstock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togg Corpse-Ea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ona Zeitengale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urio Ven Alten 3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ren Glimscry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ukar The Wolf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gillus The Chamberlain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 Captain Halgrim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argi Bightguard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kos Blood-Born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rslav The Gravekeeper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gskyr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dwalker Zombie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lfenwatch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pse Rat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t Swarm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ver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rd-Castellan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yph-Houn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smit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Ark Fleet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orcerer Lord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trid Blightking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iric Acolyte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yreslayer Doomseek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koath Chieftain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sior War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yph-Houn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-Guest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weaver Sai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ebrael Shar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cerer Lord Of Tzeentc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ughter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ughterpriest Entailleu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-Venat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gobo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c Rune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mbrindal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Se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orcer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-Herald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ceress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nk 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mbo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unt Summoner Of Tzeentch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roid Thaumaturge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aven Deathrunne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k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ue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mstone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zaang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ot Scuttling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iric Acolyte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os Familia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llards de Garre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mpion de Steelheart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de Sépulcral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yz d'Ironskul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Haches Elu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ée de Spitclaw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éides de Mago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Farstrider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Briseurs de Malédiction de Stormsi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Epines de la Reine des Ronc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 Bande a Mollog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 Meute Fanatiqu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revards de Zarbag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s Yeux des Neuf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rdiens d'Ythar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iteurs de Thunderdri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anateurs de Grashra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sse Sauvage de Skaeth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Sombreguet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 Mornevol de Lady Harrow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Condemnors d'Ironsou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Verructé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ppeurs de Hrothgor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rorité de Morgwaeth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azeurs de Morgo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arlfangs de Ripp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rificateurs de Myar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tège de l'Effro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vageurs de Khagr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queurs Stellair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 Cour Ecarlat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lecteur de Kaina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fonnés de Hedrakk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lleur d'Ames d'Elathai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ythoclastes de Xandi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zé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s Boucaniers de Blackpowder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s Morts en Exi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jetombr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utegriffe de Skittershan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seurs de Hexban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nélus de Dromm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ute de l'Ame Noueus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s de Velmor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rlouf de Grinkra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enay de Grysell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ndémonium d'Ephilim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énacle de l'Orage de Domita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malédiction du Bourreau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itaine en Armur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iste en Armur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thicaire Biolog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Vétéran Stern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couade Infernu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eadnought Ballistu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aine en Armur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iste en Armure Terminat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thicaire Biolog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Vétéran Stern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couade Infernu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eadnought Ballistu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t Tyranid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tyr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eur-Hurleur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isseur de Von Ry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maga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euro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rb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ychophag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t Tyranid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tyr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eur-Hurleur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isseur de Von Ry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maga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euro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rb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ychophag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stors Feame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épeuceurs Royaux</text:p>
          </table:table-cell>
          <table:table-cell office:value-type="string" calcext:value-type="string">
            <text:p>Dépeceurs Royaux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hine Terraformatric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g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iss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e Détruit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on Primarque Démon de Khorne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Angron Primarque Démon de Khor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ucia Vhane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dmaster Nitsch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sso Prond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sen Van Der Grauss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istasia Minst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dsman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ximillion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ar Thrice-Cursed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asher-Screamer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htmare Hulk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llerpox Mutant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tchling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stinger Swarm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semite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udge-Grub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sules De Sauvetag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on De Refroidissement Mote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uteuil De Commande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neau De Contrô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ffre De Range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duction Diod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antum Nod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ptain Emelda Braskov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vy Intercesso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onomancer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yed One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teran Guardsm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rk Kommandos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èces de Terrai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ibleurs Tau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vices Adepta Sorori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ctor Imperiali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égionnair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saires Néanti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rrains du Mechanic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ace Marines Phob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ldat Renégat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rrains Fronteri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peur de la Marine Impériale</text:p>
          </table:table-cell>
          <table:table-cell office:value-type="string" calcext:value-type="string">
            <text:p>Inquisteur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enté d'Exorodeurs Kroot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rski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rcle Hiérotek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string" calcext:value-type="string">
            <text:p>Homme Bête du Chaos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League Of Votann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gents Inquisitoriaux</text:p>
          </table:table-cell>
          <table:table-cell office:value-type="string" calcext:value-type="string">
            <text:p>Inquisteur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ls du Tempestus du Militaru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œur du Silence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ltistes du Chaos Inférieu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tants Maudit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rmentés Difform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18T16:05:45.154079046</dc:date>
    <meta:editing-duration>PT46M7S</meta:editing-duration>
    <meta:editing-cycles>1</meta:editing-cycles>
    <meta:document-statistic meta:table-count="1" meta:cell-count="14883" meta:object-count="0"/>
  </office:meta>
</office:document-meta>
</file>